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等线" svg:font-family="等线"/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family-generic="modern"/>
    </style:style>
    <style:style style:name="ce4" style:family="table-cell" style:parent-style-name="Default" style:data-style-name="N0">
      <style:text-properties style:font-name="宋体" style:font-name-asian="宋体" style:font-name-complex="宋体" fo:font-size="10pt" style:font-size-asian="10pt" style:font-size-complex="10pt" style:font-family-generic="modern"/>
    </style:style>
    <style:style style:name="co1" style:family="table-column">
      <style:table-column-properties fo:break-before="auto" style:column-width="5.37633333333333cm" style:use-optimal-column-width="true"/>
    </style:style>
    <style:style style:name="co2" style:family="table-column">
      <style:table-column-properties fo:break-before="auto" style:column-width="3.937cm" style:use-optimal-column-width="true"/>
    </style:style>
    <style:style style:name="co3" style:family="table-column">
      <style:table-column-properties fo:break-before="auto" style:column-width="3.3655cm" style:use-optimal-column-width="true"/>
    </style:style>
    <style:style style:name="co4" style:family="table-column">
      <style:table-column-properties fo:break-before="auto" style:column-width="7.95866666666667cm" style:use-optimal-column-width="true"/>
    </style:style>
    <style:style style:name="co5" style:family="table-column">
      <style:table-column-properties fo:break-before="auto" style:column-width="2.85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worktable</text:p>
          </table:table-cell>
          <table:table-cell office:value-type="string" table:style-name="ce2">
            <text:p>repairCost</text:p>
          </table:table-cell>
          <table:table-cell office:value-type="string" table:style-name="ce3">
            <text:p>eventMTBInTicks</text:p>
          </table:table-cell>
          <table:table-cell office:value-type="string" table:style-name="ce2">
            <text:p>label</text:p>
          </table:table-cell>
          <table:table-cell office:value-type="string" table:style-name="ce4">
            <text:p>ticksToRepai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手工机床</text:p>
          </table:table-cell>
          <table:table-cell office:value-type="string" table:style-name="ce1">
            <text:p>ComponentIndustrial</text:p>
          </table:table-cell>
          <table:table-cell office:value-type="float" office:value="3600000" table:formula="of:=60*[.$J$2]" table:style-name="ce3">
            <text:p>3600000</text:p>
          </table:table-cell>
          <table:table-cell office:value-type="string" table:style-name="ce1">
            <text:p>该死，刀又进深了</text:p>
          </table:table-cell>
          <table:table-cell office:value-type="float" office:value="1000" table:style-name="ce1">
            <text:p>1000</text:p>
          </table:table-cell>
          <table:table-cell table:number-columns-repeated="4" table:style-name="ce1"/>
          <table:table-cell office:value-type="float" office:value="60000" table:style-name="ce1">
            <text:p>60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精密机床</text:p>
          </table:table-cell>
          <table:table-cell office:value-type="string" table:style-name="ce1">
            <text:p>ComponentAdvanced</text:p>
          </table:table-cell>
          <table:table-cell office:value-type="float" office:value="3600000" table:formula="of:=60*[.$J$2]" table:style-name="ce3">
            <text:p>3600000</text:p>
          </table:table-cell>
          <table:table-cell office:value-type="string" table:style-name="ce1">
            <text:p>该死，刀又进深了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ableElectronics</text:p>
          </table:table-cell>
          <table:table-cell office:value-type="string" table:style-name="ce1">
            <text:p>Mechanism</text:p>
          </table:table-cell>
          <table:table-cell office:value-type="float" office:value="3600000" table:formula="of:=60*[.$J$2]" table:style-name="ce3">
            <text:p>3600000</text:p>
          </table:table-cell>
          <table:table-cell office:value-type="string" table:style-name="ce1">
            <text:p>电烙铁卡住了！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obAssem</text:p>
          </table:table-cell>
          <table:table-cell office:value-type="string" table:style-name="ce1">
            <text:p>Microchips</text:p>
          </table:table-cell>
          <table:table-cell table:style-name="ce3"/>
          <table:table-cell office:value-type="string" table:style-name="ce1">
            <text:p>机械臂卡死一定是主控芯片的问题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ableMachining</text:p>
          </table:table-cell>
          <table:table-cell office:value-type="string" table:style-name="ce1">
            <text:p>Mechanism</text:p>
          </table:table-cell>
          <table:table-cell office:value-type="float" office:value="2700000" table:formula="of:=45*[.$J$2]" table:style-name="ce3">
            <text:p>2700000</text:p>
          </table:table-cell>
          <table:table-cell office:value-type="string" table:style-name="ce1">
            <text:p>该死，刀又进深了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ableSawmillElectric</text:p>
          </table:table-cell>
          <table:table-cell office:value-type="string" table:style-name="ce1">
            <text:p>Mechanism</text:p>
          </table:table-cell>
          <table:table-cell office:value-type="float" office:value="1800000" table:formula="of:=30*[.$J$2]" table:style-name="ce3">
            <text:p>1800000</text:p>
          </table:table-cell>
          <table:table-cell office:value-type="string" table:style-name="ce1">
            <text:p>锯盘锯碎了！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ectricStove</text:p>
          </table:table-cell>
          <table:table-cell office:value-type="string" table:style-name="ce1">
            <text:p>ElectronicComponents</text:p>
          </table:table-cell>
          <table:table-cell office:value-type="float" office:value="3600000" table:formula="of:=60*[.$J$2]" table:style-name="ce3">
            <text:p>3600000</text:p>
          </table:table-cell>
          <table:table-cell office:value-type="string" table:style-name="ce1">
            <text:p>发热部件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ectricOven</text:p>
          </table:table-cell>
          <table:table-cell office:value-type="string" table:style-name="ce1">
            <text:p>ElectronicComponents</text:p>
          </table:table-cell>
          <table:table-cell office:value-type="float" office:value="3600000" table:formula="of:=60*[.$J$2]" table:style-name="ce3">
            <text:p>3600000</text:p>
          </table:table-cell>
          <table:table-cell office:value-type="string" table:style-name="ce1">
            <text:p>发热部件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illElectric</text:p>
          </table:table-cell>
          <table:table-cell office:value-type="string" table:style-name="ce1">
            <text:p>Mechanism</text:p>
          </table:table-cell>
          <table:table-cell office:value-type="float" office:value="1800000" table:formula="of:=30*[.$J$2]" table:style-name="ce3">
            <text:p>1800000</text:p>
          </table:table-cell>
          <table:table-cell office:value-type="string" table:style-name="ce1">
            <text:p>轴断了！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ectricStove_Pro</text:p>
          </table:table-cell>
          <table:table-cell office:value-type="string" table:style-name="ce1">
            <text:p>Electronics</text:p>
          </table:table-cell>
          <table:table-cell office:value-type="float" office:value="2700000" table:formula="of:=45*[.$J$2]" table:style-name="ce3">
            <text:p>2700000</text:p>
          </table:table-cell>
          <table:table-cell office:value-type="string" table:style-name="ce1">
            <text:p>怎么烧糊了，一定是主控电流不均匀导致的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ectricTailoringBench</text:p>
          </table:table-cell>
          <table:table-cell office:value-type="string" table:style-name="ce1">
            <text:p>ElectronicComponents</text:p>
          </table:table-cell>
          <table:table-cell office:value-type="float" office:value="3600000" table:formula="of:=60*[.$J$2]" table:style-name="ce3">
            <text:p>3600000</text:p>
          </table:table-cell>
          <table:table-cell office:value-type="string" table:style-name="ce1">
            <text:p>Let's replace its fuse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yperTailoringBench</text:p>
          </table:table-cell>
          <table:table-cell office:value-type="string" table:style-name="ce2">
            <text:p>MagneticMaterial</text:p>
          </table:table-cell>
          <table:table-cell office:value-type="float" office:value="2700000" table:formula="of:=45*[.$J$2]" table:style-name="ce3">
            <text:p>2700000</text:p>
          </table:table-cell>
          <table:table-cell office:value-type="string" table:style-name="ce1">
            <text:p>永磁悬浮失效了！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ectricSmithy</text:p>
          </table:table-cell>
          <table:table-cell office:value-type="string" table:style-name="ce1">
            <text:p>ElectronicComponents</text:p>
          </table:table-cell>
          <table:table-cell office:value-type="float" office:value="3600000" table:formula="of:=60*[.$J$2]" table:style-name="ce3">
            <text:p>3600000</text:p>
          </table:table-cell>
          <table:table-cell office:value-type="string" table:style-name="ce1">
            <text:p>发热部件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eaponCraftingWorkTable</text:p>
          </table:table-cell>
          <table:table-cell office:value-type="string" table:style-name="ce1">
            <text:p>Mechanism</text:p>
          </table:table-cell>
          <table:table-cell office:value-type="float" office:value="2580000" table:formula="of:=43*[.$J$2]" table:style-name="ce3">
            <text:p>2580000</text:p>
          </table:table-cell>
          <table:table-cell office:value-type="string" table:style-name="ce1">
            <text:p>该死，刀又进深了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vWeaponCraftingWorkTable</text:p>
          </table:table-cell>
          <table:table-cell office:value-type="string" table:style-name="ce1">
            <text:p>AdvMechanism</text:p>
          </table:table-cell>
          <table:table-cell office:value-type="float" office:value="2580000" table:formula="of:=43*[.$J$2]" table:style-name="ce3">
            <text:p>2580000</text:p>
          </table:table-cell>
          <table:table-cell office:value-type="string" table:style-name="ce1">
            <text:p>该死，刀又进深了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chWeaponCraftingWorkTable</text:p>
          </table:table-cell>
          <table:table-cell office:value-type="string" table:style-name="ce1">
            <text:p>ComponentUltra</text:p>
          </table:table-cell>
          <table:table-cell office:value-type="float" office:value="2580000" table:formula="of:=43*[.$J$2]" table:style-name="ce3">
            <text:p>2580000</text:p>
          </table:table-cell>
          <table:table-cell office:value-type="string" table:style-name="ce1">
            <text:p>你把枪和工作台焊一块了！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bleChemlab</text:p>
          </table:table-cell>
          <table:table-cell office:value-type="string" table:style-name="ce1">
            <text:p>Mechanism</text:p>
          </table:table-cell>
          <table:table-cell table:style-name="ce3"/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udeCracker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oodFiredGenerator</text:p>
          </table:table-cell>
          <table:table-cell office:value-type="string" table:style-name="ce1">
            <text:p>Mechanism</text:p>
          </table:table-cell>
          <table:table-cell table:style-name="ce3"/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alPowerPlant</text:p>
          </table:table-cell>
          <table:table-cell office:value-type="string" table:style-name="ce1">
            <text:p>ElectronicComponents</text:p>
          </table:table-cell>
          <table:table-cell table:style-name="ce3"/>
          <table:table-cell office:value-type="string" table:style-name="ce1">
            <text:p>Let's replace its fuse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ofuelRefinery</text:p>
          </table:table-cell>
          <table:table-cell office:value-type="string" table:style-name="ce1">
            <text:p>ElectronicComponents</text:p>
          </table:table-cell>
          <table:table-cell table:style-name="ce3"/>
          <table:table-cell office:value-type="string" table:style-name="ce1">
            <text:p>发热部件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larGenerator</text:p>
          </table:table-cell>
          <table:table-cell office:value-type="string" table:style-name="ce1">
            <text:p>ElectronicComponents</text:p>
          </table:table-cell>
          <table:table-cell table:style-name="ce3"/>
          <table:table-cell office:value-type="string" table:style-name="ce1">
            <text:p>Let's replace its fuse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vancedSolarGenerator</text:p>
          </table:table-cell>
          <table:table-cell office:value-type="string" table:style-name="ce1">
            <text:p>ComponentAdvanced</text:p>
          </table:table-cell>
          <table:table-cell table:style-name="ce3"/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ndTurbine</text:p>
          </table:table-cell>
          <table:table-cell office:value-type="string" table:style-name="ce1">
            <text:p>Mechanism</text:p>
          </table:table-cell>
          <table:table-cell table:style-name="ce3"/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useWindTurbine</text:p>
          </table:table-cell>
          <table:table-cell office:value-type="string" table:style-name="ce1">
            <text:p>Mechanism</text:p>
          </table:table-cell>
          <table:table-cell table:style-name="ce3"/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othermalGenerator</text:p>
          </table:table-cell>
          <table:table-cell office:value-type="string" table:style-name="ce1">
            <text:p>Mechanism</text:p>
          </table:table-cell>
          <table:table-cell table:style-name="ce3"/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lasmaGen</text:p>
          </table:table-cell>
          <table:table-cell office:value-type="string" table:style-name="ce1">
            <text:p>ComponentSpacer</text:p>
          </table:table-cell>
          <table:table-cell table:style-name="ce3"/>
          <table:table-cell office:value-type="string" table:style-name="ce1">
            <text:p>Component burnt down!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ilding_RTMakeshiftFuse</text:p>
          </table:table-cell>
          <table:table-cell office:value-type="string" table:style-name="ce1">
            <text:p>ElectronicComponents</text:p>
          </table:table-cell>
          <table:table-cell table:style-name="ce3"/>
          <table:table-cell office:value-type="string" table:style-name="ce1">
            <text:p>Let's replace its fuse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bleBionics</text:p>
          </table:table-cell>
          <table:table-cell office:value-type="string" table:style-name="ce1">
            <text:p>AdvMechanism</text:p>
          </table:table-cell>
          <table:table-cell table:style-name="ce3"/>
          <table:table-cell office:value-type="string" table:style-name="ce1">
            <text:p>该死，刀又进深了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pgradingStation</text:p>
          </table:table-cell>
          <table:table-cell office:value-type="string" table:style-name="ce1">
            <text:p>ComponentUltra</text:p>
          </table:table-cell>
          <table:table-cell table:style-name="ce3"/>
          <table:table-cell office:value-type="string" table:style-name="ce1">
            <text:p>该死，刀又进深了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terConverter</text:p>
          </table:table-cell>
          <table:table-cell office:value-type="string" table:style-name="ce1">
            <text:p>ComponentUltra</text:p>
          </table:table-cell>
          <table:table-cell table:style-name="ce3"/>
          <table:table-cell office:value-type="string" table:style-name="ce1">
            <text:p>总之它坏了，让我们把它的核心部件换掉吧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bleSynthetics</text:p>
          </table:table-cell>
          <table:table-cell office:value-type="string" table:style-name="ce1">
            <text:p>ComponentAdvanced</text:p>
          </table:table-cell>
          <table:table-cell table:style-name="ce3"/>
          <table:table-cell office:value-type="string" table:style-name="ce1">
            <text:p>总之它坏了，让我们把它的核心部件换掉吧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utrientPasteDispenser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Today's nutrient paste tastes awful. It's motherborad must be broken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TechResearchBench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显示屏不亮了，一定是主板又烧了。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bTerminal</text:p>
          </table:table-cell>
          <table:table-cell office:value-type="string" table:style-name="ce1">
            <text:p>ElectronicComponents</text:p>
          </table:table-cell>
          <table:table-cell table:style-name="ce3"/>
          <table:table-cell office:value-type="string" table:style-name="ce1">
            <text:p>1+1=? 1+1=3这对吗，这不对！谁焊的电路！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ultiAnalyzer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你们谁拿它超频打游戏去了，Motherboard burnt down！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bStation</text:p>
          </table:table-cell>
          <table:table-cell office:value-type="string" table:style-name="ce1">
            <text:p>AdvMechanism</text:p>
          </table:table-cell>
          <table:table-cell table:style-name="ce3"/>
          <table:table-cell office:value-type="string" table:style-name="ce1">
            <text:p>一眼磁带机，磁头坏了要换很合理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mmsConsole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它烧了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bitalTradeBeacon</text:p>
          </table:table-cell>
          <table:table-cell office:value-type="string" table:style-name="ce1">
            <text:p>ComponentIndustrial</text:p>
          </table:table-cell>
          <table:table-cell table:style-name="ce3"/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电荷机枪塔</text:p>
          </table:table-cell>
          <table:table-cell office:value-type="string" table:style-name="ce1">
            <text:p>Charged_Component</text:p>
          </table:table-cell>
          <table:table-cell table:style-name="ce3"/>
          <table:table-cell office:value-type="string" table:style-name="ce1">
            <text:p>它炸膛了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各种无人机枪塔</text:p>
          </table:table-cell>
          <table:table-cell office:value-type="string" table:style-name="ce1">
            <text:p>Weapon_Parts</text:p>
          </table:table-cell>
          <table:table-cell office:value-type="string" table:style-name="ce3">
            <text:p>根据机枪塔等级定</text:p>
          </table:table-cell>
          <table:table-cell office:value-type="string" table:style-name="ce1">
            <text:p>It's Stuck!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ubeTelevision</text:p>
          </table:table-cell>
          <table:table-cell office:value-type="string" table:style-name="ce1">
            <text:p>ElectronicComponents</text:p>
          </table:table-cell>
          <table:table-cell table:style-name="ce3"/>
          <table:table-cell office:value-type="string" table:style-name="ce1">
            <text:p>显像管坏了，让我们换掉它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gascreenTelevision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Motherboard burnt down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lassMonitorLarge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Motherboard burnt down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电灯</text:p>
          </table:table-cell>
          <table:table-cell office:value-type="string" table:style-name="ce1">
            <text:p>ElectronicComponents</text:p>
          </table:table-cell>
          <table:table-cell table:style-name="ce3"/>
          <table:table-cell office:value-type="string" table:style-name="ce1">
            <text:p>让我们换个灯丝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D电灯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让我们换一盘灯珠上去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医疗监控仪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它烧了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ustrial_surg_lamp</text:p>
          </table:table-cell>
          <table:table-cell office:value-type="string" table:style-name="ce1">
            <text:p>Electronics</text:p>
          </table:table-cell>
          <table:table-cell table:style-name="ce3"/>
          <table:table-cell office:value-type="string" table:style-name="ce1">
            <text:p>它烧了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ace_surg_lamp</text:p>
          </table:table-cell>
          <table:table-cell office:value-type="string" table:style-name="ce1">
            <text:p>ComponentSpacer</text:p>
          </table:table-cell>
          <table:table-cell table:style-name="ce3"/>
          <table:table-cell office:value-type="string" table:style-name="ce1">
            <text:p>它烧了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等线" svg:font-family="等线"/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family-generic="modern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Fu Cong</meta:initial-creator>
    <dc:creator>Fu Cong</dc:creator>
    <meta:creation-date>2024-09-19T10:22:48Z</meta:creation-date>
    <dc:date>2024-09-19T11:04:54Z</dc:date>
  </office:meta>
</office:document-meta>
</file>